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F 70 is the first global standard that defines SD-WAN (software-defined wide area network) and its service attributes<text:a xlink:type="simple" xlink:href="https://www.lightwaveonline.com/network-automation/article/14038725/mef-releases-mef-70-sd-wan-service-attributes-and-services-standard" office:target-frame-name="_blank" xlink:show="new" text:style-name="Internet_20_link" text:visited-style-name="Visited_20_Internet_20_Link">1</text:a><text:a xlink:type="simple" xlink:href="https://virtualizationreview.com/articles/2019/08/21/sdwan-standard.aspx" office:target-frame-name="_blank" xlink:show="new" text:style-name="Internet_20_link" text:visited-style-name="Visited_20_Internet_20_Link">3</text:a>. It establishes a common language for SD-WAN services, promoting easier adoption and interoperability<text:a xlink:type="simple" xlink:href="https://telcocloudbridge.com/blog/mef-70-for-sd-wan-a-cheat-sheet/" office:target-frame-name="_blank" xlink:show="new" text:style-name="Internet_20_link" text:visited-style-name="Visited_20_Internet_20_Link">4</text:a>. MEF 70 describes the requirements for an application-aware, over-the-top WAN connectivity service<text:a xlink:type="simple" xlink:href="https://www.lightwaveonline.com/network-automation/article/14038725/mef-releases-mef-70-sd-wan-service-attributes-and-services-standard" office:target-frame-name="_blank" xlink:show="new" text:style-name="Internet_20_link" text:visited-style-name="Visited_20_Internet_20_Link">1</text:a><text:a xlink:type="simple" xlink:href="https://virtualizationreview.com/articles/2019/08/21/sdwan-standard.aspx" office:target-frame-name="_blank" xlink:show="new" text:style-name="Internet_20_link" text:visited-style-name="Visited_20_Internet_20_Link">3</text:a><text:a xlink:type="simple" xlink:href="https://telcocloudbridge.com/blog/mef-70-for-sd-wan-a-cheat-sheet/" office:target-frame-name="_blank" xlink:show="new" text:style-name="Internet_20_link" text:visited-style-name="Visited_20_Internet_20_Link">4</text:a>. This service utilizes policies to direct application flows across multiple underlay networks, regardless of the underlay technologies or service providers involved<text:a xlink:type="simple" xlink:href="https://www.lightwaveonline.com/network-automation/article/14038725/mef-releases-mef-70-sd-wan-service-attributes-and-services-standard" office:target-frame-name="_blank" xlink:show="new" text:style-name="Internet_20_link" text:visited-style-name="Visited_20_Internet_20_Link">1</text:a><text:a xlink:type="simple" xlink:href="https://virtualizationreview.com/articles/2019/08/21/sdwan-standard.aspx" office:target-frame-name="_blank" xlink:show="new" text:style-name="Internet_20_link" text:visited-style-name="Visited_20_Internet_20_Link">3</text:a>. MEF 70 encompasses several key aspects: </text:p>
      <text:list xml:id="list652669638" text:style-name="L1">
        <text:list-item>
          <text:p text:style-name="P3"><text:span text:style-name="Strong_20_Emphasis">Service Attributes</text:span> These capture specific information agreed upon between the service provider and the subscriber, detailing aspects of the service's behavior<text:a xlink:type="simple" xlink:href="https://telcocloudbridge.com/blog/mef-70-for-sd-wan-a-cheat-sheet/" office:target-frame-name="_blank" xlink:show="new" text:style-name="Internet_20_link" text:visited-style-name="Visited_20_Internet_20_Link">4</text:a>. MEF 70 includes the enumeration and description of the information that is agreed between the SD-WAN Subscriber and the SD-WAN Service Provider<text:a xlink:type="simple" xlink:href="https://telcocloudbridge.com/blog/mef-70-for-sd-wan-a-cheat-sheet/" office:target-frame-name="_blank" xlink:show="new" text:style-name="Internet_20_link" text:visited-style-name="Visited_20_Internet_20_Link">4</text:a>. </text:p>
        </text:list-item>
        <text:list-item>
          <text:p text:style-name="P3"><text:span text:style-name="Strong_20_Emphasis">SD-WAN Service Framework</text:span> This defines instances of an SD-WAN service based on definitions, service elements, and service attributes<text:a xlink:type="simple" xlink:href="https://telcocloudbridge.com/blog/mef-70-for-sd-wan-a-cheat-sheet/" office:target-frame-name="_blank" xlink:show="new" text:style-name="Internet_20_link" text:visited-style-name="Visited_20_Internet_20_Link">4</text:a>. </text:p>
        </text:list-item>
        <text:list-item>
          <text:p text:style-name="P2"><text:span text:style-name="Strong_20_Emphasis">Technical Concepts and Definitions</text:span> MEF 70 defines terms such as SD-WAN UNI, SD-WAN Edge, SD-WAN Tunnel Virtual Connections, SD-WAN Virtual Connection End Points, and Underlay Connectivity Services<text:a xlink:type="simple" xlink:href="https://www.lightwaveonline.com/network-automation/article/14038725/mef-releases-mef-70-sd-wan-service-attributes-and-services-standard" office:target-frame-name="_blank" xlink:show="new" text:style-name="Internet_20_link" text:visited-style-name="Visited_20_Internet_20_Link">1</text:a>. It also specifies application flows that the SD-WAN service can recognize, along with information on identifying IP Packets in each Application Flow, with 15 Application Flow Criteria for describing Application Flows<text:a xlink:type="simple" xlink:href="https://telcocloudbridge.com/blog/mef-70-for-sd-wan-a-cheat-sheet/" office:target-frame-name="_blank" xlink:show="new" text:style-name="Internet_20_link" text:visited-style-name="Visited_20_Internet_20_Link">4</text:a>. </text:p>
        </text:list-item>
      </text:list>
      <text:p text:style-name="Text_20_body">The standard aims to provide benefits such as: </text:p>
      <text:list xml:id="list1356121482" text:style-name="L2">
        <text:list-item>
          <text:p text:style-name="P5"><text:span text:style-name="Strong_20_Emphasis">Interoperability</text:span> Ensuring interoperability between different SD-WAN services<text:a xlink:type="simple" xlink:href="https://www.telecoms.com/virtualization/sd-wan-grows-up-with-mef-70" office:target-frame-name="_blank" xlink:show="new" text:style-name="Internet_20_link" text:visited-style-name="Visited_20_Internet_20_Link">2</text:a>. </text:p>
        </text:list-item>
        <text:list-item>
          <text:p text:style-name="P5"><text:span text:style-name="Strong_20_Emphasis">Common Terminology</text:span> Enabling stakeholders to use the same terminology when buying, selling, assessing, deploying, and delivering SD-WAN services<text:a xlink:type="simple" xlink:href="https://virtualizationreview.com/articles/2019/08/21/sdwan-standard.aspx" office:target-frame-name="_blank" xlink:show="new" text:style-name="Internet_20_link" text:visited-style-name="Visited_20_Internet_20_Link">3</text:a>. </text:p>
        </text:list-item>
        <text:list-item>
          <text:p text:style-name="P5"><text:span text:style-name="Strong_20_Emphasis">Service Transparency</text:span> Providing service transparency for both service providers and their customers<text:a xlink:type="simple" xlink:href="https://telcocloudbridge.com/blog/mef-70-for-sd-wan-a-cheat-sheet/" office:target-frame-name="_blank" xlink:show="new" text:style-name="Internet_20_link" text:visited-style-name="Visited_20_Internet_20_Link">4</text:a>. </text:p>
        </text:list-item>
        <text:list-item>
          <text:p text:style-name="P4"><text:span text:style-name="Strong_20_Emphasis">Standardization</text:span> Defining the externally visible behavior of SD-WAN services and establishing a common set of terminology and attributes<text:a xlink:type="simple" xlink:href="https://www.telecoms.com/virtualization/sd-wan-grows-up-with-mef-70" office:target-frame-name="_blank" xlink:show="new" text:style-name="Internet_20_link" text:visited-style-name="Visited_20_Internet_20_Link">2</text:a>. </text:p>
        </text:list-item>
      </text:list>
      <text:p text:style-name="Text_20_body">MEF has already begun work on MEF 70.1 to address service attributes for application flow performance and business importance, SD-WAN service topology and connectivity, and underlay connectivity service parameters</text:p>
      <text:p text:style-name="P1">MEF 70 defines SD-WAN service attributes and services and describes the requirements for an application-aware, over-the-top WAN connectivity service that uses policies to determine how application flows are directed over multiple underlay networks<text:a xlink:type="simple" xlink:href="https://www.lightwaveonline.com/network-automation/article/14038725/mef-releases-mef-70-sd-wan-service-attributes-and-services-standard" office:target-frame-name="_blank" xlink:show="new" text:style-name="Internet_20_link" text:visited-style-name="Visited_20_Internet_20_Link">1</text:a><text:a xlink:type="simple" xlink:href="https://www.mef.net/images/MEF-3-0-SD-WAN-FAQ.pdf" office:target-frame-name="_blank" xlink:show="new" text:style-name="Internet_20_link" text:visited-style-name="Visited_20_Internet_20_Link">4</text:a>. MEF 70 defines technical concepts such as<text:a xlink:type="simple" xlink:href="https://www.lightwaveonline.com/network-automation/article/14038725/mef-releases-mef-70-sd-wan-service-attributes-and-services-standard" office:target-frame-name="_blank" xlink:show="new" text:style-name="Internet_20_link" text:visited-style-name="Visited_20_Internet_20_Link">1</text:a>: </text:p>
      <text:list xml:id="list34250900" text:style-name="L3">
        <text:list-item>
          <text:p text:style-name="P7">SD-WAN UNI </text:p>
        </text:list-item>
        <text:list-item>
          <text:p text:style-name="P7">SD-WAN Edge </text:p>
        </text:list-item>
        <text:list-item>
          <text:p text:style-name="P7">SD-WAN Tunnel Virtual Connections </text:p>
        </text:list-item>
        <text:list-item>
          <text:p text:style-name="P7">SD-WAN Virtual Connection End Points </text:p>
        </text:list-item>
        <text:list-item>
          <text:p text:style-name="P6">Underlay Connectivity Services </text:p>
        </text:list-item>
      </text:list>
      <text:p text:style-name="Text_20_body">MEF 70 focuses on how application traffic is handled and establishes definitions for the SD-WAN service and its components in the context of both the provider and subscriber of the service<text:a xlink:type="simple" xlink:href="https://www.telecoms.com/virtualization/sd-wan-grows-up-with-mef-70" office:target-frame-name="_blank" xlink:show="new" text:style-name="Internet_20_link" text:visited-style-name="Visited_20_Internet_20_Link">3</text:a>. It aims to establish a common framework and language between providers and subscribers of the service</text:p>
      <text:p text:style-name="P1">Key features of NFStream include: </text:p>
      <text:list xml:id="list8389068" text:style-name="L4">
        <text:list-item>
          <text:p text:style-name="P9"><text:soft-page-break/><text:span text:style-name="Strong_20_Emphasis">Performance:</text:span> NFStream is designed for speed, utilizing AF_PACKETV3/FANOUT on Linux, parallel processing, native C (using CFFI) for critical computations, and PyPy support<text:a xlink:type="simple" xlink:href="https://reconshell.com/nfstream-flexible-network-data-analysis-framework/" office:target-frame-name="_blank" xlink:show="new" text:style-name="Internet_20_link" text:visited-style-name="Visited_20_Internet_20_Link">1</text:a>. </text:p>
        </text:list-item>
        <text:list-item>
          <text:p text:style-name="P9"><text:span text:style-name="Strong_20_Emphasis">Layer-7 Visibility:</text:span> NFStream uses nDPI for deep packet inspection, which allows for reliable identification of encrypted applications and metadata extraction (e.g., TLS, SSH, DNS, HTTP)<text:a xlink:type="simple" xlink:href="https://reconshell.com/nfstream-flexible-network-data-analysis-framework/" office:target-frame-name="_blank" xlink:show="new" text:style-name="Internet_20_link" text:visited-style-name="Visited_20_Internet_20_Link">1</text:a><text:a xlink:type="simple" xlink:href="https://dev.to/aouinizied/nfstream-a-flexible-network-data-analysis-framework-hgj" office:target-frame-name="_blank" xlink:show="new" text:style-name="Internet_20_link" text:visited-style-name="Visited_20_Internet_20_Link">2</text:a><text:a xlink:type="simple" xlink:href="https://www.cyberpunk.rs/nfstream-flexible-network-data-analysis-framework" office:target-frame-name="_blank" xlink:show="new" text:style-name="Internet_20_link" text:visited-style-name="Visited_20_Internet_20_Link">3</text:a>. </text:p>
        </text:list-item>
        <text:list-item>
          <text:p text:style-name="P9"><text:span text:style-name="Strong_20_Emphasis">Flexibility:</text:span> NFStream can be easily extended using NFPlugins, allowing users to create new features with just a few lines of Python code<text:a xlink:type="simple" xlink:href="https://reconshell.com/nfstream-flexible-network-data-analysis-framework/" office:target-frame-name="_blank" xlink:show="new" text:style-name="Internet_20_link" text:visited-style-name="Visited_20_Internet_20_Link">1</text:a><text:a xlink:type="simple" xlink:href="https://dev.to/aouinizied/nfstream-a-flexible-network-data-analysis-framework-hgj" office:target-frame-name="_blank" xlink:show="new" text:style-name="Internet_20_link" text:visited-style-name="Visited_20_Internet_20_Link">2</text:a><text:a xlink:type="simple" xlink:href="https://www.cyberpunk.rs/nfstream-flexible-network-data-analysis-framework" office:target-frame-name="_blank" xlink:show="new" text:style-name="Internet_20_link" text:visited-style-name="Visited_20_Internet_20_Link">3</text:a><text:a xlink:type="simple" xlink:href="https://github.com/nfstream/nfstream" office:target-frame-name="_blank" xlink:show="new" text:style-name="Internet_20_link" text:visited-style-name="Visited_20_Internet_20_Link">4</text:a><text:a xlink:type="simple" xlink:href="https://www.nfstream.org/docs/" office:target-frame-name="_blank" xlink:show="new" text:style-name="Internet_20_link" text:visited-style-name="Visited_20_Internet_20_Link">5</text:a>. </text:p>
        </text:list-item>
        <text:list-item>
          <text:p text:style-name="P8"><text:span text:style-name="Strong_20_Emphasis">Machine Learning Orientation:</text:span> NFStream is designed to make machine learning approaches for network traffic management reproducible and deployable<text:a xlink:type="simple" xlink:href="https://reconshell.com/nfstream-flexible-network-data-analysis-framework/" office:target-frame-name="_blank" xlink:show="new" text:style-name="Internet_20_link" text:visited-style-name="Visited_20_Internet_20_Link">1</text:a><text:a xlink:type="simple" xlink:href="https://dev.to/aouinizied/nfstream-a-flexible-network-data-analysis-framework-hgj" office:target-frame-name="_blank" xlink:show="new" text:style-name="Internet_20_link" text:visited-style-name="Visited_20_Internet_20_Link">2</text:a><text:a xlink:type="simple" xlink:href="https://github.com/nfstream/nfstream" office:target-frame-name="_blank" xlink:show="new" text:style-name="Internet_20_link" text:visited-style-name="Visited_20_Internet_20_Link">4</text:a><text:a xlink:type="simple" xlink:href="https://www.nfstream.org/docs/" office:target-frame-name="_blank" xlink:show="new" text:style-name="Internet_20_link" text:visited-style-name="Visited_20_Internet_20_Link">5</text:a>. Researchers can ensure models are trained using the same feature computation logic, and trained models can be deployed and evaluated on live networks using NFPlugins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04:57:33.657583884</meta:creation-date>
    <dc:date>2025-02-11T05:04:10.602913210</dc:date>
    <meta:editing-duration>PT6M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2" meta:word-count="517" meta:character-count="3702" meta:non-whitespace-character-count="3204"/>
  </office:meta>
</office:document-meta>
</file>